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2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dentifier</text:p>
          </table:table-cell>
          <table:table-cell table:number-columns-repeated="2" table:style-name="Default" office:value-type="string" calcext:value-type="string">
            <text:p>Sequ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 Gp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RASLLLSYLLVLLLGFLLFTLILI</text:p>
          </table:table-cell>
          <table:table-cell office:value-type="string" calcext:value-type="string">
            <text:p>AAASYLLVLLLGFLLGTLAAA</text:p>
          </table:table-cell>
          <table:table-cell office:value-type="float" office:value="-46.9569" calcext:value-type="float">
            <text:p>-46.9569</text:p>
          </table:table-cell>
          <table:table-cell office:value-type="float" office:value="84.9739226223966" calcext:value-type="float">
            <text:p>84.9739226223966</text:p>
          </table:table-cell>
          <table:table-cell office:value-type="string" calcext:value-type="string">
            <text:p>GAS</text:p>
          </table:table-cell>
          <table:table-cell office:value-type="float" office:value="-43.6746" calcext:value-type="float">
            <text:p>-43.6746</text:p>
          </table:table-cell>
          <table:table-cell office:value-type="float" office:value="-30.2568999999999" calcext:value-type="float">
            <text:p>-30.2568999999999</text:p>
          </table:table-cell>
          <table:table-cell office:value-type="float" office:value="26.975" calcext:value-type="float">
            <text:p>26.975</text:p>
          </table:table-cell>
          <table:table-cell office:value-type="string" calcext:value-type="string">
            <text:p>design_6005</text:p>
          </table:table-cell>
          <table:table-cell office:value-type="float" office:value="4" calcext:value-type="float">
            <text:p>4</text:p>
          </table:table-cell>
          <table:table-cell office:value-type="float" office:value="-853.42" calcext:value-type="float">
            <text:p>-853.42</text:p>
          </table:table-cell>
          <table:table-cell office:value-type="float" office:value="-0.364900000000005" calcext:value-type="float">
            <text:p>-0.364900000000005</text:p>
          </table:table-cell>
          <table:table-cell office:value-type="float" office:value="-0.358349999999999" calcext:value-type="float">
            <text:p>-0.358349999999999</text:p>
          </table:table-cell>
          <table:table-cell office:value-type="float" office:value="-3.67349999999999" calcext:value-type="float">
            <text:p>-3.67349999999999</text:p>
          </table:table-cell>
          <table:table-cell office:value-type="float" office:value="0.236988" calcext:value-type="float">
            <text:p>0.23698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 office:value-type="string" calcext:value-type="string">
            <text:p>Left1</text:p>
          </table:table-cell>
          <table:table-cell office:value-type="string" calcext:value-type="string">
            <text:p>RASLLLLYFLTSLLATLTSLLILI</text:p>
          </table:table-cell>
          <table:table-cell office:value-type="string" calcext:value-type="string">
            <text:p>AAALYFLTSLLATLTSLLAAA</text:p>
          </table:table-cell>
          <table:table-cell office:value-type="float" office:value="-40.5426" calcext:value-type="float">
            <text:p>-40.5426</text:p>
          </table:table-cell>
          <table:table-cell office:value-type="float" office:value="148.278830021795" calcext:value-type="float">
            <text:p>148.278830021795</text:p>
          </table:table-cell>
          <table:table-cell office:value-type="string" calcext:value-type="string">
            <text:p>Left</text:p>
          </table:table-cell>
          <table:table-cell office:value-type="float" office:value="-43.162805" calcext:value-type="float">
            <text:p>-43.162805</text:p>
          </table:table-cell>
          <table:table-cell office:value-type="float" office:value="-12.362" calcext:value-type="float">
            <text:p>-12.362</text:p>
          </table:table-cell>
          <table:table-cell office:value-type="float" office:value="14.9809999999999" calcext:value-type="float">
            <text:p>14.9809999999999</text:p>
          </table:table-cell>
          <table:table-cell office:value-type="string" calcext:value-type="string">
            <text:p>design_6256</text:p>
          </table:table-cell>
          <table:table-cell office:value-type="float" office:value="2" calcext:value-type="float">
            <text:p>2</text:p>
          </table:table-cell>
          <table:table-cell office:value-type="float" office:value="-721.099999999999" calcext:value-type="float">
            <text:p>-721.099999999999</text:p>
          </table:table-cell>
          <table:table-cell office:value-type="float" office:value="7.69059999999999" calcext:value-type="float">
            <text:p>7.69059999999999</text:p>
          </table:table-cell>
          <table:table-cell office:value-type="float" office:value="-0.531410000000001" calcext:value-type="float">
            <text:p>-0.531410000000001</text:p>
          </table:table-cell>
          <table:table-cell office:value-type="float" office:value="-8.39979999999999" calcext:value-type="float">
            <text:p>-8.39979999999999</text:p>
          </table:table-cell>
          <table:table-cell office:value-type="float" office:value="1.67111999999999" calcext:value-type="float">
            <text:p>1.67111999999999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 office:value-type="string" calcext:value-type="string">
            <text:p>Left2</text:p>
          </table:table-cell>
          <table:table-cell office:value-type="string" calcext:value-type="string">
            <text:p>RASLLLLWTLLAVLYLLLSFLILI</text:p>
          </table:table-cell>
          <table:table-cell office:value-type="string" calcext:value-type="string">
            <text:p>LLLLWTLLAVLYLLLSFLILI</text:p>
          </table:table-cell>
          <table:table-cell office:value-type="float" office:value="-22.7219" calcext:value-type="float">
            <text:p>-22.7219</text:p>
          </table:table-cell>
          <table:table-cell office:value-type="float" office:value="98.9359893883323" calcext:value-type="float">
            <text:p>98.9359893883323</text:p>
          </table:table-cell>
          <table:table-cell office:value-type="string" calcext:value-type="string">
            <text:p>Left</text:p>
          </table:table-cell>
          <table:table-cell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string" calcext:value-type="string">
            <text:p>design_5261</text:p>
          </table:table-cell>
          <table:table-cell office:value-type="float" office:value="4" calcext:value-type="float">
            <text:p>4</text:p>
          </table:table-cell>
          <table:table-cell office:value-type="float" office:value="-1038.12" calcext:value-type="float">
            <text:p>-1038.12</text:p>
          </table:table-cell>
          <table:table-cell office:value-type="float" office:value="4.4603" calcext:value-type="float">
            <text:p>4.4603</text:p>
          </table:table-cell>
          <table:table-cell office:value-type="float" office:value="-0.217909999999999" calcext:value-type="float">
            <text:p>-0.217909999999999</text:p>
          </table:table-cell>
          <table:table-cell office:value-type="float" office:value="-6.33669999999999" calcext:value-type="float">
            <text:p>-6.33669999999999</text:p>
          </table:table-cell>
          <table:table-cell office:value-type="float" office:value="1.10087999999999" calcext:value-type="float">
            <text:p>1.1008799999999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1">
          <table:table-cell office:value-type="string" calcext:value-type="string">
            <text:p>Left3</text:p>
          </table:table-cell>
          <table:table-cell office:value-type="string" calcext:value-type="string">
            <text:p>RASLLLLYWLTSLLAYLTSLLILI</text:p>
          </table:table-cell>
          <table:table-cell office:value-type="string" calcext:value-type="string">
            <text:p>AAALYWLTSLLAYLTSLLAAA</text:p>
          </table:table-cell>
          <table:table-cell office:value-type="float" office:value="-36.7663" calcext:value-type="float">
            <text:p>-36.7663</text:p>
          </table:table-cell>
          <table:table-cell office:value-type="float" office:value="115.005259032744" calcext:value-type="float">
            <text:p>115.005259032744</text:p>
          </table:table-cell>
          <table:table-cell office:value-type="string" calcext:value-type="string">
            <text:p>Left</text:p>
          </table:table-cell>
          <table:table-cell office:value-type="float" office:value="-45.6344" calcext:value-type="float">
            <text:p>-45.6344</text:p>
          </table:table-cell>
          <table:table-cell office:value-type="float" office:value="-13.4689999999999" calcext:value-type="float">
            <text:p>-13.4689999999999</text:p>
          </table:table-cell>
          <table:table-cell office:value-type="float" office:value="22.336" calcext:value-type="float">
            <text:p>22.336</text:p>
          </table:table-cell>
          <table:table-cell office:value-type="string" calcext:value-type="string">
            <text:p>design_2262</text:p>
          </table:table-cell>
          <table:table-cell office:value-type="float" office:value="0" calcext:value-type="float">
            <text:p>0</text:p>
          </table:table-cell>
          <table:table-cell office:value-type="float" office:value="-806.219999999999" calcext:value-type="float">
            <text:p>-806.219999999999</text:p>
          </table:table-cell>
          <table:table-cell office:value-type="float" office:value="3.7678" calcext:value-type="float">
            <text:p>3.7678</text:p>
          </table:table-cell>
          <table:table-cell office:value-type="float" office:value="-0.281079999999999" calcext:value-type="float">
            <text:p>-0.281079999999999</text:p>
          </table:table-cell>
          <table:table-cell office:value-type="float" office:value="-0.172499999999999" calcext:value-type="float">
            <text:p>-0.172499999999999</text:p>
          </table:table-cell>
          <table:table-cell office:value-type="float" office:value="0.052426" calcext:value-type="float">
            <text:p>0.052426</text:p>
          </table:table-cell>
          <table:table-cell office:value-type="string" calcext:value-type="string">
            <text:p>2022-11-20_alaNoSeqEntropy</text:p>
          </table:table-cell>
        </table:table-row>
        <table:table-row table:style-name="ro1">
          <table:table-cell office:value-type="string" calcext:value-type="string">
            <text:p>Left4</text:p>
          </table:table-cell>
          <table:table-cell office:value-type="string" calcext:value-type="string">
            <text:p>RASLLLLTWLTALLFTLTSLLILI</text:p>
          </table:table-cell>
          <table:table-cell office:value-type="string" calcext:value-type="string">
            <text:p>LLLLTWLTALLFTLTSLLILI</text:p>
          </table:table-cell>
          <table:table-cell office:value-type="float" office:value="-18.4291" calcext:value-type="float">
            <text:p>-18.4291</text:p>
          </table:table-cell>
          <table:table-cell office:value-type="float" office:value="48.9240070575869" calcext:value-type="float">
            <text:p>48.9240070575869</text:p>
          </table:table-cell>
          <table:table-cell office:value-type="string" calcext:value-type="string">
            <text:p>Left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000000000003" calcext:value-type="float">
            <text:p>0.084000000000003</text:p>
          </table:table-cell>
          <table:table-cell office:value-type="float" office:value="21.965" calcext:value-type="float">
            <text:p>21.965</text:p>
          </table:table-cell>
          <table:table-cell office:value-type="string" calcext:value-type="string">
            <text:p>design_1222</text:p>
          </table:table-cell>
          <table:table-cell office:value-type="float" office:value="2" calcext:value-type="float">
            <text:p>2</text:p>
          </table:table-cell>
          <table:table-cell office:value-type="float" office:value="-1017.74999999999" calcext:value-type="float">
            <text:p>-1017.74999999999</text:p>
          </table:table-cell>
          <table:table-cell office:value-type="float" office:value="5.3948" calcext:value-type="float">
            <text:p>5.3948</text:p>
          </table:table-cell>
          <table:table-cell office:value-type="float" office:value="0.55938" calcext:value-type="float">
            <text:p>0.55938</text:p>
          </table:table-cell>
          <table:table-cell office:value-type="float" office:value="-4.67109999999999" calcext:value-type="float">
            <text:p>-4.67109999999999</text:p>
          </table:table-cell>
          <table:table-cell office:value-type="float" office:value="0.85175" calcext:value-type="float">
            <text:p>0.85175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1">
          <table:table-cell office:value-type="string" calcext:value-type="string">
            <text:p>Right1</text:p>
          </table:table-cell>
          <table:table-cell office:value-type="string" calcext:value-type="string">
            <text:p>RASLLLYLLLTTLLAALLSFLILI</text:p>
          </table:table-cell>
          <table:table-cell office:value-type="string" calcext:value-type="string">
            <text:p>AAAYLLLTTLLAALLSFLAAA</text:p>
          </table:table-cell>
          <table:table-cell office:value-type="float" office:value="-10.9027" calcext:value-type="float">
            <text:p>-10.9027</text:p>
          </table:table-cell>
          <table:table-cell office:value-type="float" office:value="59.1655643253309" calcext:value-type="float">
            <text:p>59.1655643253309</text:p>
          </table:table-cell>
          <table:table-cell office:value-type="string" calcext:value-type="string">
            <text:p>Right</text:p>
          </table:table-cell>
          <table:table-cell office:value-type="float" office:value="-34.5626" calcext:value-type="float">
            <text:p>-34.5626</text:p>
          </table:table-cell>
          <table:table-cell office:value-type="float" office:value="3.40949999999999" calcext:value-type="float">
            <text:p>3.40949999999999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design_6478</text:p>
          </table:table-cell>
          <table:table-cell office:value-type="float" office:value="2" calcext:value-type="float">
            <text:p>2</text:p>
          </table:table-cell>
          <table:table-cell office:value-type="float" office:value="-628.29" calcext:value-type="float">
            <text:p>-628.29</text:p>
          </table:table-cell>
          <table:table-cell office:value-type="float" office:value="1.3533" calcext:value-type="float">
            <text:p>1.353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2.95199999999999" calcext:value-type="float">
            <text:p>2.95199999999999</text:p>
          </table:table-cell>
          <table:table-cell office:value-type="float" office:value="0.229549999999999" calcext:value-type="float">
            <text:p>0.229549999999999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 office:value-type="string" calcext:value-type="string">
            <text:p>Right2</text:p>
          </table:table-cell>
          <table:table-cell office:value-type="string" calcext:value-type="string">
            <text:p>RASLLLYLLLATLLAFLLSFLILI</text:p>
          </table:table-cell>
          <table:table-cell office:value-type="string" calcext:value-type="string">
            <text:p>LLLYLLLATLLAFLLSFLILI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36.4603744766403" calcext:value-type="float">
            <text:p>36.4603744766403</text:p>
          </table:table-cell>
          <table:table-cell office:value-type="string" calcext:value-type="string">
            <text:p>Right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19999999999" calcext:value-type="float">
            <text:p>-856.819999999999</text:p>
          </table:table-cell>
          <table:table-cell office:value-type="float" office:value="5.74739999999999" calcext:value-type="float">
            <text:p>5.74739999999999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89999999999" calcext:value-type="float">
            <text:p>-4.6508999999999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1">
          <table:table-cell office:value-type="string" calcext:value-type="string">
            <text:p>Right3</text:p>
          </table:table-cell>
          <table:table-cell office:value-type="string" calcext:value-type="string">
            <text:p>RASLLLTYLLTTLLAYLLSTLILI</text:p>
          </table:table-cell>
          <table:table-cell office:value-type="string" calcext:value-type="string">
            <text:p>LLLTYLLTTLLAYLLSTLILI</text:p>
          </table:table-cell>
          <table:table-cell office:value-type="float" office:value="-22.2889" calcext:value-type="float">
            <text:p>-22.2889</text:p>
          </table:table-cell>
          <table:table-cell office:value-type="float" office:value="77.2560199320415" calcext:value-type="float">
            <text:p>77.2560199320415</text:p>
          </table:table-cell>
          <table:table-cell office:value-type="string" calcext:value-type="string">
            <text:p>Right</text:p>
          </table:table-cell>
          <table:table-cell office:value-type="float" office:value="-23.457" calcext:value-type="float">
            <text:p>-23.457</text:p>
          </table:table-cell>
          <table:table-cell office:value-type="float" office:value="-20.316" calcext:value-type="float">
            <text:p>-20.316</text:p>
          </table:table-cell>
          <table:table-cell office:value-type="float" office:value="21.4849999999999" calcext:value-type="float">
            <text:p>21.4849999999999</text:p>
          </table:table-cell>
          <table:table-cell office:value-type="string" calcext:value-type="string">
            <text:p>design_1448</text:p>
          </table:table-cell>
          <table:table-cell office:value-type="float" office:value="2" calcext:value-type="float">
            <text:p>2</text:p>
          </table:table-cell>
          <table:table-cell office:value-type="float" office:value="-801.879999999999" calcext:value-type="float">
            <text:p>-801.879999999999</text:p>
          </table:table-cell>
          <table:table-cell office:value-type="float" office:value="10.0227999999999" calcext:value-type="float">
            <text:p>10.0227999999999</text:p>
          </table:table-cell>
          <table:table-cell office:value-type="float" office:value="-0.275639999999999" calcext:value-type="float">
            <text:p>-0.275639999999999</text:p>
          </table:table-cell>
          <table:table-cell office:value-type="float" office:value="-3.50779999999999" calcext:value-type="float">
            <text:p>-3.50779999999999</text:p>
          </table:table-cell>
          <table:table-cell office:value-type="float" office:value="1.02471" calcext:value-type="float">
            <text:p>1.02471</text:p>
          </table:table-cell>
          <table:table-cell office:value-type="string" calcext:value-type="string">
            <text:p>2022-11-20_leuNoSeqEntropy</text:p>
          </table:table-cell>
        </table:table-row>
      </table:table>
      <table:named-expressions/>
      <table:database-ranges>
        <table:database-range table:name="__Anonymous_Sheet_DB__0" table:target-range-address="Sheet1.A1:Sheet1.Q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1:09:22.880403933</meta:creation-date>
    <dc:date>2022-12-12T16:41:38.395392251</dc:date>
    <meta:editing-duration>PT1H10M34S</meta:editing-duration>
    <meta:editing-cycles>1</meta:editing-cycles>
    <meta:document-statistic meta:table-count="1" meta:cell-count="153" meta:object-count="0"/>
    <meta:generator>LibreOffice/6.4.7.2$Linux_X86_64 LibreOffice_project/40$Build-2</meta:generator>
  </office:meta>
</office:document-meta>
</file>